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5c8c5" officeooo:paragraph-rsid="0015c8c5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5c8c5" officeooo:paragraph-rsid="00280225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cdcb8" officeooo:paragraph-rsid="001cdcb8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f0ad5" officeooo:paragraph-rsid="001f0ad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f0ad5" officeooo:paragraph-rsid="00280225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f0ad5" officeooo:paragraph-rsid="00280225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148e5" officeooo:paragraph-rsid="001f41cf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6476c" officeooo:paragraph-rsid="0026476c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ddd23" officeooo:paragraph-rsid="00280225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280225" officeooo:paragraph-rsid="00280225" style:font-size-asian="11pt" style:font-size-complex="11pt"/>
    </style:style>
    <style:style style:name="P11" style:family="paragraph" style:parent-style-name="Standard">
      <style:paragraph-properties fo:line-height="150%" fo:text-align="start" style:justify-single-word="false"/>
      <style:text-properties fo:language="en" fo:country="US" officeooo:rsid="002305d4" officeooo:paragraph-rsid="002305d4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521d8" officeooo:paragraph-rsid="00280225" style:font-size-asian="11pt" style:font-size-complex="11pt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style:font-name="DejaVu Sans" fo:font-size="11pt" fo:language="en" fo:country="US" officeooo:rsid="002521d8" officeooo:paragraph-rsid="002521d8" style:font-size-asian="11pt" style:font-size-complex="11pt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style:font-name="DejaVu Sans" fo:font-size="11pt" fo:language="en" fo:country="US" officeooo:rsid="001f0ad5" officeooo:paragraph-rsid="001f0ad5" style:font-size-asian="11pt" style:font-size-complex="11pt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style:font-name="DejaVu Sans" fo:font-size="11pt" fo:language="en" fo:country="US" officeooo:rsid="001f0ad5" officeooo:paragraph-rsid="0026476c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DejaVu Sans" fo:language="en" fo:country="US" officeooo:rsid="0015c8c5" officeooo:paragraph-rsid="0026476c"/>
    </style:style>
    <style:style style:name="P17" style:family="paragraph" style:parent-style-name="Standard">
      <style:paragraph-properties fo:text-align="start" style:justify-single-word="false"/>
      <style:text-properties style:font-name="DejaVu Sans" fo:language="en" fo:country="US" officeooo:rsid="0028f76a" officeooo:paragraph-rsid="0028f76a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f0ad5" style:font-size-asian="11pt" style:font-size-complex="11pt"/>
    </style:style>
    <style:style style:name="T3" style:family="text">
      <style:text-properties fo:font-size="11pt" officeooo:rsid="0026476c" style:font-size-asian="11pt" style:font-size-complex="11pt"/>
    </style:style>
    <style:style style:name="T4" style:family="text">
      <style:text-properties officeooo:rsid="00186eff"/>
    </style:style>
    <style:style style:name="T5" style:family="text">
      <style:text-properties style:font-name="DejaVu Sans" fo:font-size="11pt" officeooo:rsid="0023a736" style:font-size-asian="11pt" style:font-size-complex="11pt"/>
    </style:style>
    <style:style style:name="T6" style:family="text">
      <style:text-properties style:font-name="DejaVu Sans" fo:font-size="11pt" officeooo:rsid="00275135" style:font-size-asian="11pt" style:font-size-complex="11pt"/>
    </style:style>
    <style:style style:name="T7" style:family="text">
      <style:text-properties style:font-name="DejaVu Sans" fo:font-size="11pt" officeooo:rsid="0028e6a9" style:font-size-asian="11pt" style:font-size-complex="11pt"/>
    </style:style>
    <style:style style:name="T8" style:family="text">
      <style:text-properties officeooo:rsid="001cdcb8"/>
    </style:style>
    <style:style style:name="T9" style:family="text">
      <style:text-properties officeooo:rsid="001f0ad5"/>
    </style:style>
    <style:style style:name="T10" style:family="text">
      <style:text-properties officeooo:rsid="0015c8c5"/>
    </style:style>
    <style:style style:name="T11" style:family="text">
      <style:text-properties officeooo:rsid="002521d8"/>
    </style:style>
    <style:style style:name="T12" style:family="text">
      <style:text-properties officeooo:rsid="0026476c"/>
    </style:style>
    <style:style style:name="T13" style:family="text">
      <style:text-properties officeooo:rsid="001ddd23"/>
    </style:style>
    <style:style style:name="T14" style:family="text">
      <style:text-properties officeooo:rsid="002297f7"/>
    </style:style>
    <style:style style:name="T15" style:family="text">
      <style:text-properties officeooo:rsid="00280225"/>
    </style:style>
    <style:style style:name="T16" style:family="text">
      <style:text-properties officeooo:rsid="002562df"/>
    </style:style>
    <style:style style:name="T17" style:family="text">
      <style:text-properties officeooo:rsid="0028e6a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<text:span text:style-name="T9">3</text:span><text:span text:style-name="T4">:</text:span> <text:span text:style-name="T11">Spending from the Vault</text:span><text:span text:style-name="T4"> </text:span><text:span text:style-name="T8">(Part 1)</text:span></text:p>
      <text:p text:style-name="P1"/>
      <text:p text:style-name="P10">WARNING:</text:p>
      <text:p text:style-name="P3"/>
      <text:p text:style-name="P12">In this guide, we’ll assume that the Wallet Descriptor is already loaded into the wallet management interface. If it’s not the case, follow Guide 1.</text:p>
      <text:p text:style-name="P5"/>
      <text:p text:style-name="P5"/>
      <text:p text:style-name="P5"><text:span text:style-name="T15">Reminder: </text:span><text:span text:style-name="T11">For an outgoing transaction to be valid, it requires 3 signatures from 3 of the 5 Signing Keys</text:span>.</text:p>
      <text:p text:style-name="P5"/>
      <text:p text:style-name="P5"><text:span text:style-name="T11">Necessary items</text:span><text:span text:style-name="T10">:<text:line-break/><text:tab/>- </text:span><text:span text:style-name="T11">Wallet management interface</text:span><text:line-break/><text:tab/>- <text:span text:style-name="T11">Internet-connected device (phone or computer)</text:span></text:p>
      <text:p text:style-name="P4"><text:tab/>- 3 Seeds</text:p>
      <text:p text:style-name="P5"><text:tab/>- Passphrase<text:line-break/><text:tab/>- <text:span text:style-name="T11">Offline signing device</text:span><text:span text:style-name="T4"><text:line-break/><text:line-break/></text:span><text:span text:style-name="T13">The </text:span><text:span text:style-name="T16">w</text:span><text:span text:style-name="T13">allet </text:span><text:span text:style-name="T16">m</text:span><text:span text:style-name="T13">anagement </text:span><text:span text:style-name="T16">i</text:span><text:span text:style-name="T13">nterface app can be downloaded on your computer or your phone. I suggest you use:</text:span><text:span text:style-name="T10"><text:line-break/><text:tab/>- </text:span><text:span text:style-name="T13">On computer</text:span><text:span text:style-name="T10">: Sparrow Wallet<text:line-break/><text:tab/>- </text:span><text:span text:style-name="T13">On phone:</text:span><text:span text:style-name="T10"> Blue Wallet</text:span></text:p>
      <text:p text:style-name="P2"/>
      <text:p text:style-name="P2"><text:span text:style-name="T14">The offline signing device can be purchased on the internet, assembled or non-assembled. In these instructions we’ll use SeedSigner.</text:span><text:line-break/></text:p>
      <text:p text:style-name="P9">These <text:span text:style-name="T14">apps and tools</text:span> might be obsolete by the time you read these instructions. Regardless of the <text:span text:style-name="T17">tools</text:span> you choose <text:span text:style-name="T17">to use</text:span>, the process remains the same.</text:p>
      <text:p text:style-name="P2"/>
      <text:p text:style-name="P2">Whichever device and application you decide to use, be sure to get informed and train before you proceed <text:span text:style-name="T13">with the Vault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text:soft-page-break/></text:p>
      <text:p text:style-name="P6"><text:span text:style-name="T10">Guide </text:span>3<text:span text:style-name="T4">:</text:span><text:span text:style-name="T10"> </text:span><text:span text:style-name="T11">Spending from the Vault</text:span><text:span text:style-name="T4"> </text:span><text:span text:style-name="T8">(Part </text:span><text:span text:style-name="T12">2</text:span><text:span text:style-name="T8">)</text:span></text:p>
      <text:p text:style-name="P5"/>
      <text:p text:style-name="P5"><text:span text:style-name="T15">Procedure</text:span>:</text:p>
      <text:p text:style-name="P4"/>
      <text:list xml:id="list2516810062" text:style-name="L1">
        <text:list-item>
          <text:p text:style-name="P13"><text:span text:style-name="T12">Create the</text:span> unsigned transaction in the wallet management interface</text:p>
        </text:list-item>
        <text:list-item>
          <text:p text:style-name="P14"><text:span text:style-name="T12">Scan the </text:span><text:span text:style-name="T11">unsigned transactio</text:span><text:span text:style-name="T12">n’s</text:span> QR code <text:span text:style-name="T12">with</text:span><text:span text:style-name="T11"> the offline signing device</text:span></text:p>
        </text:list-item>
        <text:list-item>
          <text:p text:style-name="P14"><text:span text:style-name="T12">Load </text:span>Seed <text:span text:style-name="T11">1</text:span> onto the signing device and verif<text:span text:style-name="T12">y the F</text:span>ingerprint without Passphrase</text:p>
        </text:list-item>
        <text:list-item>
          <text:p text:style-name="P14"><text:span text:style-name="T12">Load t</text:span>he Passphrase onto the device and verif<text:span text:style-name="T12">y</text:span><text:span text:style-name="T11"> the</text:span> Fingerprint with Passphrase</text:p>
        </text:list-item>
        <text:list-item>
          <text:p text:style-name="P13"><text:span text:style-name="T12">Sign the transaction </text:span>with Signing Key <text:span text:style-name="T12">1, on the signing device</text:span></text:p>
        </text:list-item>
        <text:list-item>
          <text:p text:style-name="P15"><text:span text:style-name="T12">Scan the </text:span><text:span text:style-name="T11">signed transactio</text:span><text:span text:style-name="T12">n’s</text:span> QR code <text:span text:style-name="T12">with</text:span><text:span text:style-name="T11"> the </text:span><text:span text:style-name="T12">wallet management interface</text:span></text:p>
        </text:list-item>
      </text:list>
      <text:p text:style-name="P4"/>
      <text:p text:style-name="P8">The same operation needs to be repeated with 2 more Signing Keys. </text:p>
      <text:p text:style-name="P4"/>
      <text:p text:style-name="P16"><text:span text:style-name="T2">Once </text:span><text:span text:style-name="T3">the transaction is signed by 3 Signing Keys</text:span><text:span text:style-name="T2">, it can be broadcast to the Bitcoin network, </text:span><text:span text:style-name="T3">via the wallet management interface.</text:span></text:p>
      <text:p text:style-name="P16"><text:span text:style-name="T3"/></text:p>
      <text:p text:style-name="P17"><text:span text:style-name="T3">Y</text:span><text:span text:style-name="T1">ou can use the Transaction Signing Flowchart as a guide.</text:span></text:p>
      <text:p text:style-name="P7"/>
      <text:p text:style-name="P11"><text:span text:style-name="T7">Congratulations - y</text:span><text:span text:style-name="T6">ou now know how to </text:span><text:span text:style-name="T5">create, sign and sen</text:span><text:span text:style-name="T6">d </text:span><text:span text:style-name="T5">a transaction from the Bitcoin vault. Don't spend it all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1:31:46.287381291</meta:creation-date>
    <meta:generator>LibreOffice/7.3.7.2$Linux_X86_64 LibreOffice_project/30$Build-2</meta:generator>
    <dc:date>2024-05-11T13:09:08.732438794</dc:date>
    <meta:editing-duration>PT5H2M20S</meta:editing-duration>
    <meta:editing-cycles>15</meta:editing-cycles>
    <meta:document-statistic meta:table-count="0" meta:image-count="0" meta:object-count="0" meta:page-count="2" meta:paragraph-count="22" meta:word-count="316" meta:character-count="1879" meta:non-whitespace-character-count="1581"/>
  </office:meta>
</office:document-meta>
</file>